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31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7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4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Učionica 4, Put brodarice 6, Split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1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5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9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2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5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9.10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12.10.2023. </text:p>
            <text:p>      (18:00 - 21:10) </text:p>
          </table:table-cell>
          <table:table-cell table:style-name="ce1" office:value-type="string" calcext:value-type="string">
            <text:p>Parcijalni ispit Python u Podatkovnoj znanosti</text:p>
          </table:table-cell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2.10.2023. </text:p>
            <text:p>      (18:00 - 21:10</text:p>
          </table:table-cell>
          <table:table-cell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Virtualna učionica 37, ,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7-04T19:15:35.493190961</dc:date>
    <meta:editing-duration>P1DT17H47M7S</meta:editing-duration>
    <meta:editing-cycles>10</meta:editing-cycles>
    <meta:generator>LibreOffice/7.3.7.2$Linux_X86_64 LibreOffice_project/30$Build-2</meta:generator>
    <meta:document-statistic meta:table-count="1" meta:cell-count="147" meta:object-count="0"/>
  </office:meta>
</office:document-meta>
</file>